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∣">
        <mrow>
          <mo stretchy="false">ϕ</mo>
        </mrow>
      </mfenced>
      <mi/>
      <mfenced open="(" close=")">
        <mrow>
          <mi>A</mi>
          <mrow>
            <mi/>
            <mo stretchy="false">−</mo>
            <mi/>
          </mrow>
          <msub>
            <mrow>
              <mo stretchy="false">〈</mo>
              <mrow>
                <mi>A</mi>
              </mrow>
              <mo stretchy="false">〉</mo>
            </mrow>
            <mo stretchy="false">ϕ</mo>
          </msub>
          <mi/>
          <mstyle mathvariant="bold">
            <mrow>
              <mn>1</mn>
            </mrow>
          </mstyle>
        </mrow>
      </mfenced>
      <mrow>
        <mi/>
        <mo stretchy="false">=</mo>
        <mi/>
      </mrow>
      <mn>0</mn>
    </mrow>
    <annotation encoding="StarMath 5.0">left langle %iphi right rline 
` 
left ( 
 A ~-~ langle A rangle _%iphi ` bold 1
right ) 
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37:56.235000000</meta:creation-date>
    <meta:generator>LibreOffice/4.1.4.2$Windows_x86 LibreOffice_project/0a0440ccc0227ad9829de5f46be37cfb6edcf72</meta:generator>
  </office:meta>
</office:document-meta>
</file>